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enQuanYi Micro Hei" svg:font-family="'WenQuanYi Micro Hei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9"/>
        <table:table-column table:style-name="co1" table:number-columns-repeated="6" table:default-cell-style-name="ce4"/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1</text:p>
          </table:table-cell>
          <table:table-cell table:style-name="ce4" office:value-type="string">
            <text:p>Intitulé de l’UE ou EC</text:p>
          </table:table-cell>
          <table:table-cell table:style-name="ce7" office:value-type="string">
            <text:p>COEF</text:p>
          </table:table-cell>
          <table:table-cell table:style-name="ce7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11 obligatoire</text:p>
          </table:table-cell>
          <table:table-cell office:value-type="string">
            <text:p>Système d’exploitation embarqué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2 obligatoire</text:p>
          </table:table-cell>
          <table:table-cell office:value-type="string">
            <text:p>Développement d’applications nomades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3 obligatoire</text:p>
          </table:table-cell>
          <table:table-cell office:value-type="string">
            <text:p>Programmation logique et par contraintes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4 obligatoire</text:p>
          </table:table-cell>
          <table:table-cell office:value-type="string">
            <text:p>Modélisation et vérification de systèmes concurrents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5 obligatoire</text:p>
          </table:table-cell>
          <table:table-cell office:value-type="string">
            <text:p>Interface homme machine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16 obligatoire</text:p>
          </table:table-cell>
          <table:table-cell office:value-type="string">
            <text:p>Programmation parallèle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7 obligatoire</text:p>
          </table:table-cell>
          <table:table-cell office:value-type="string">
            <text:p>Modélisation, graphes et algorithmes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18 obligatoire</text:p>
          </table:table-cell>
          <table:table-cell office:value-type="string">
            <text:p>Anglais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TOTAL S1</text:p>
          </table:table-cell>
          <table:table-cell table:style-name="ce5"/>
          <table:table-cell table:style-name="ce10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68">
            <text:p>168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2</text:p>
          </table:table-cell>
          <table:table-cell table:style-name="ce4" office:value-type="string">
            <text:p>Intitulé de l’UE ou EC</text:p>
          </table:table-cell>
          <table:table-cell table:style-name="ce7" office:value-type="string">
            <text:p>COEF</text:p>
          </table:table-cell>
          <table:table-cell table:style-name="ce7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21 obligatoire</text:p>
          </table:table-cell>
          <table:table-cell office:value-type="string">
            <text:p>Intelligence artificielle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22 obligatoire</text:p>
          </table:table-cell>
          <table:table-cell office:value-type="string">
            <text:p>Réseaux : protocoles et mobilité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23 obligatoire</text:p>
          </table:table-cell>
          <table:table-cell office:value-type="string">
            <text:p>Algorithmique répartie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24 obligatoire</text:p>
          </table:table-cell>
          <table:table-cell office:value-type="string">
            <text:p>Calculabilité et complexité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UE 25 obligatoire</text:p>
          </table:table-cell>
          <table:table-cell office:value-type="string">
            <text:p>Travaux d’études et de recherche</text:p>
            <text:p>et Technique de communic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UE 26 obligatoire</text:p>
          </table:table-cell>
          <table:table-cell office:value-type="string">
            <text:p>Anglais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UE 27 </text:p>
          </table:table-cell>
          <table:table-cell office:value-type="string">
            <text:p>Outils pour l’exploration de données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28 </text:p>
          </table:table-cell>
          <table:table-cell office:value-type="string">
            <text:p>Compil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29</text:p>
          </table:table-cell>
          <table:table-cell office:value-type="string">
            <text:p>Programmation graphique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TOTAL S2</text:p>
          </table:table-cell>
          <table:table-cell table:style-name="ce5"/>
          <table:table-cell table:style-name="ce10" office:value-type="float" office:value="34">
            <text:p>3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80">
            <text:p>180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3</text:p>
          </table:table-cell>
          <table:table-cell table:style-name="ce4" office:value-type="string">
            <text:p>Intitulé de l’UE ou EC</text:p>
          </table:table-cell>
          <table:table-cell table:style-name="ce11" office:value-type="string">
            <text:p>COEF</text:p>
          </table:table-cell>
          <table:table-cell table:style-name="ce11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/>
          <table:table-cell table:style-name="ce4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31</text:p>
          </table:table-cell>
          <table:table-cell office:value-type="string">
            <text:p>Sécurité des applications nomades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32</text:p>
          </table:table-cell>
          <table:table-cell office:value-type="string">
            <text:p>Système d'informations géographiques nomades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33</text:p>
          </table:table-cell>
          <table:table-cell office:value-type="string">
            <text:p>Architecture applicatives répartie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34A</text:p>
          </table:table-cell>
          <table:table-cell office:value-type="string">
            <text:p>Pratique des contraintes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E35A</text:p>
          </table:table-cell>
          <table:table-cell table:style-name="ce3" office:value-type="string">
            <text:p>Webmining et réseaux sociaux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5">
            <text:p>15</text:p>
          </table:table-cell>
          <table:table-cell table:style-name="ce13" table:number-columns-repeated="3"/>
        </table:table-row>
        <table:table-row table:style-name="ro1">
          <table:table-cell office:value-type="string">
            <text:p>UE 36A</text:p>
          </table:table-cell>
          <table:table-cell office:value-type="string">
            <text:p>Extraction de connaissances dans les BD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34B</text:p>
          </table:table-cell>
          <table:table-cell office:value-type="string">
            <text:p>Sécurité et protocoles 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E 35B</text:p>
          </table:table-cell>
          <table:table-cell table:style-name="ce3" office:value-type="string">
            <text:p>Sécurité des systèmes d'explotation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5">
            <text:p>15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>
            <text:p>UE 36B</text:p>
          </table:table-cell>
          <table:table-cell table:style-name="ce3" office:value-type="string">
            <text:p>Qualité et certification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5">
            <text:p>15</text:p>
          </table:table-cell>
          <table:table-cell table:style-name="ce13" table:number-columns-repeated="3"/>
        </table:table-row>
        <table:table-row table:style-name="ro1">
          <table:table-cell office:value-type="string">
            <text:p>UE 37</text:p>
          </table:table-cell>
          <table:table-cell office:value-type="string">
            <text:p>Projet 1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UE 38</text:p>
          </table:table-cell>
          <table:table-cell office:value-type="string">
            <text:p>Initiation à la recherche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57*</text:p>
          </table:table-cell>
          <table:table-cell table:number-columns-repeated="4"/>
        </table:table-row>
        <table:table-row table:style-name="ro1">
          <table:table-cell office:value-type="string">
            <text:p>UE 39 obligatoire</text:p>
          </table:table-cell>
          <table:table-cell office:value-type="string">
            <text:p>Simulation et stratégie d’entreprise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TOTAL S3</text:p>
          </table:table-cell>
          <table:table-cell table:style-name="ce4"/>
          <table:table-cell table:style-name="ce10" office:value-type="float" office:value="37">
            <text:p>3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25">
            <text:p>125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4</text:p>
          </table:table-cell>
          <table:table-cell table:style-name="ce4" office:value-type="string">
            <text:p>Intitulé de l’UE ou EC</text:p>
          </table:table-cell>
          <table:table-cell table:style-name="ce11" office:value-type="string">
            <text:p>COEF</text:p>
          </table:table-cell>
          <table:table-cell table:style-name="ce11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/>
          <table:table-cell table:style-name="ce4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41</text:p>
          </table:table-cell>
          <table:table-cell office:value-type="string">
            <text:p>Développement avancé d’applications nomades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42</text:p>
          </table:table-cell>
          <table:table-cell office:value-type="string">
            <text:p>Web services et interopérabilité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43A</text:p>
          </table:table-cell>
          <table:table-cell office:value-type="string">
            <text:p>Visualisation de données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44A</text:p>
          </table:table-cell>
          <table:table-cell office:value-type="string">
            <text:p>Fouille de données et de texte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UE 43B</text:p>
          </table:table-cell>
          <table:table-cell office:value-type="string">
            <text:p>Réseaux, sécurité et nomadisme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E 44B</text:p>
          </table:table-cell>
          <table:table-cell table:style-name="ce3" office:value-type="string">
            <text:p>Analyse statique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5">
            <text:p>15</text:p>
          </table:table-cell>
          <table:table-cell table:style-name="ce13" table:number-columns-repeated="3"/>
        </table:table-row>
        <table:table-row table:style-name="ro1">
          <table:table-cell office:value-type="string">
            <text:p>UE 45</text:p>
          </table:table-cell>
          <table:table-cell office:value-type="string">
            <text:p>Projet 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UE 46</text:p>
          </table:table-cell>
          <table:table-cell office:value-type="string">
            <text:p>Préparation au stage recherche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UE 47 obligatoire</text:p>
          </table:table-cell>
          <table:table-cell office:value-type="string">
            <text:p>Anglais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UE 48 obligatoire</text:p>
          </table:table-cell>
          <table:table-cell office:value-type="string">
            <text:p>Stage</text:p>
          </table:table-cell>
          <table:table-cell table:number-columns-repeated="2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TOTAL S4</text:p>
          </table:table-cell>
          <table:table-cell table:style-name="ce5"/>
          <table:table-cell table:style-name="ce10" office:value-type="float" office:value="39">
            <text:p>39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3</text:p>
          </table:table-cell>
          <table:table-cell table:style-name="ce4" office:value-type="string">
            <text:p>Intitulé de l’UE ou EC</text:p>
          </table:table-cell>
          <table:table-cell table:style-name="ce11" office:value-type="string">
            <text:p>COEF</text:p>
          </table:table-cell>
          <table:table-cell table:style-name="ce11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table:style-name="ce3" office:value-type="string">
            <text:p>UE 31 </text:p>
          </table:table-cell>
          <table:table-cell table:style-name="ce3" office:value-type="string">
            <text:p>Informatique ambiante</text:p>
          </table:table-cell>
          <table:table-cell table:style-name="ce12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1">
            <text:p>61</text:p>
          </table:table-cell>
          <table:table-cell table:style-name="ce13" table:number-columns-repeated="2"/>
          <table:table-cell table:style-name="ce13" office:value-type="float" office:value="64">
            <text:p>64</text:p>
          </table:table-cell>
          <table:table-cell table:style-name="ce13" office:value-type="float" office:value="20">
            <text:p>20</text:p>
          </table:table-cell>
        </table:table-row>
        <table:table-row table:style-name="ro1">
          <table:table-cell office:value-type="string">
            <text:p>UE 32</text:p>
          </table:table-cell>
          <table:table-cell office:value-type="string">
            <text:p>Imagerie opérationnelle</text:p>
          </table:table-cell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UE 33 </text:p>
          </table:table-cell>
          <table:table-cell table:style-name="ce6" office:value-type="string">
            <text:p>Management opérationnel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UE 34</text:p>
          </table:table-cell>
          <table:table-cell office:value-type="string">
            <text:p>Simulation et stratégie d'entreprises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UE 35</text:p>
          </table:table-cell>
          <table:table-cell office:value-type="string">
            <text:p>Initiation à la Recherche 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57*</text:p>
          </table:table-cell>
          <table:table-cell table:number-columns-repeated="4"/>
        </table:table-row>
        <table:table-row table:style-name="ro1">
          <table:table-cell office:value-type="string">
            <text:p>UE 36</text:p>
          </table:table-cell>
          <table:table-cell office:value-type="string">
            <text:p>Projet 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TOTAL S3</text:p>
          </table:table-cell>
          <table:table-cell table:style-name="ce5"/>
          <table:table-cell table:style-name="ce10" office:value-type="float" office:value="37">
            <text:p>3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99">
            <text:p>99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/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SEMESTRE 4</text:p>
          </table:table-cell>
          <table:table-cell table:style-name="ce4" office:value-type="string">
            <text:p>Intitulé de l’UE ou EC</text:p>
          </table:table-cell>
          <table:table-cell table:style-name="ce11" office:value-type="string">
            <text:p>COEF</text:p>
          </table:table-cell>
          <table:table-cell table:style-name="ce11" office:value-type="string">
            <text:p>ECTS</text:p>
          </table:table-cell>
          <table:table-cell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14" office:value-type="string">
            <text:p>CM</text:p>
          </table:table-cell>
          <table:table-cell table:style-name="ce14" office:value-type="string">
            <text:p>TD</text:p>
          </table:table-cell>
          <table:table-cell office:value-type="string">
            <text:p>Effectif</text:p>
            <text:p>étudiants par groupe</text:p>
          </table:table-cell>
          <table:table-cell table:style-name="ce14" office:value-type="string">
            <text:p>TP</text:p>
          </table:table-cell>
          <table:table-cell office:value-type="string">
            <text:p>Effectif</text:p>
            <text:p>étudiants par groupe</text:p>
          </table:table-cell>
        </table:table-row>
        <table:table-row table:style-name="ro1">
          <table:table-cell office:value-type="string">
            <text:p>UE 41 </text:p>
          </table:table-cell>
          <table:table-cell office:value-type="string">
            <text:p>Programmation multi-cœurs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42 </text:p>
          </table:table-cell>
          <table:table-cell office:value-type="string">
            <text:p>Visualisation avancée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43</text:p>
          </table:table-cell>
          <table:table-cell office:value-type="string">
            <text:p>Fouille d'images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UE 44 </text:p>
          </table:table-cell>
          <table:table-cell office:value-type="string">
            <text:p>Préparation au stage Recherche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>
            <text:p>UE 45</text:p>
          </table:table-cell>
          <table:table-cell table:style-name="ce3" office:value-type="string">
            <text:p>Projet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table:number-columns-repeated="5"/>
        </table:table-row>
        <table:table-row table:style-name="ro1">
          <table:table-cell table:style-name="ce3" office:value-type="string">
            <text:p>UE 46 obligatoire</text:p>
          </table:table-cell>
          <table:table-cell table:style-name="ce3" office:value-type="string">
            <text:p>Anglais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number-columns-repeated="2" table:style-name="ce13" office:value-type="float" office:value="24">
            <text:p>24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>
            <text:p>UE 47 obligatoire</text:p>
          </table:table-cell>
          <table:table-cell table:style-name="ce3" office:value-type="string">
            <text:p>Stage</text:p>
          </table:table-cell>
          <table:table-cell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3" table:number-columns-repeated="2"/>
          <table:table-cell table:style-name="ce13" office:value-type="float" office:value="40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>
            <text:p>TOTAL S4</text:p>
          </table:table-cell>
          <table:table-cell table:style-name="ce5"/>
          <table:table-cell table:style-name="ce10" office:value-type="float" office:value="36">
            <text:p>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0">
            <text:p>70</text:p>
          </table:table-cell>
          <table:table-cell table:style-name="ce5"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nQuanYi Micro Hei" svg:font-family="'WenQuanYi Micro Hei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3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ED-DBALI</meta:initial-creator>
    <meta:creation-date>2012-02-02T13:14:17</meta:creation-date>
    <dc:date>2012-02-02T13:20:18</dc:date>
    <dc:creator>Ali ED-DBALI</dc:creator>
    <meta:editing-duration>PT6M2S</meta:editing-duration>
    <meta:editing-cycles>1</meta:editing-cycles>
    <meta:document-statistic meta:table-count="3" meta:cell-count="438" meta:object-count="0"/>
    <meta:generator>OpenOffice.org/3.3$Unix OpenOffice.org_project/330m20$Build-9567</meta:generator>
  </office:meta>
</office:document-meta>
</file>